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25.7cm" table:align="margins"/>
    </style:style>
    <style:style style:name="Tabel1.A" style:family="table-column">
      <style:table-column-properties style:column-width="7.186cm" style:rel-column-width="18325*"/>
    </style:style>
    <style:style style:name="Tabel1.B" style:family="table-column">
      <style:table-column-properties style:column-width="5.017cm" style:rel-column-width="12793*"/>
    </style:style>
    <style:style style:name="Tabel1.C" style:family="table-column">
      <style:table-column-properties style:column-width="2.376cm" style:rel-column-width="6057*"/>
    </style:style>
    <style:style style:name="Tabel1.D" style:family="table-column">
      <style:table-column-properties style:column-width="2.214cm" style:rel-column-width="5645*"/>
    </style:style>
    <style:style style:name="Tabel1.E" style:family="table-column">
      <style:table-column-properties style:column-width="1.78cm" style:rel-column-width="4538*"/>
    </style:style>
    <style:style style:name="Tabel1.F" style:family="table-column">
      <style:table-column-properties style:column-width="1.778cm" style:rel-column-width="4532*"/>
    </style:style>
    <style:style style:name="Tabel1.G" style:family="table-column">
      <style:table-column-properties style:column-width="1.778cm" style:rel-column-width="4533*"/>
    </style:style>
    <style:style style:name="Tabel1.I" style:family="table-column">
      <style:table-column-properties style:column-width="1.796cm" style:rel-column-width="4580*"/>
    </style:style>
    <style:style style:name="Tabel1.A1" style:family="table-cell">
      <style:table-cell-properties fo:padding="0.097cm" fo:border-left="0.002cm solid #000000" fo:border-right="none" fo:border-top="0.002cm solid #000000" fo:border-bottom="0.002cm solid #000000"/>
    </style:style>
    <style:style style:name="Tabel1.I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F2" style:family="table-cell" style:data-style-name="N10">
      <style:table-cell-properties fo:padding="0.097cm" fo:border-left="0.002cm solid #000000" fo:border-right="none" fo:border-top="none" fo:border-bottom="0.002cm solid #000000"/>
    </style:style>
    <style:style style:name="Tabel1.I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9.75pt" fo:letter-spacing="normal" fo:font-weight="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320538" text:style-name="L1">
        <text:list-header>
          <text:p text:style-name="P4"/>
        </text:list-header>
      </text:list>
      <text:h text:style-name="Heading_20_2" text:outline-level="2">Sites</text:h>
      <text:list xml:id="list36321690"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item>
          <text:p text:style-name="P3"><text:bookmark text:name="__RefNumPara__796_647916137"/><text:a xlink:type="simple" xlink:href="https://www.dropbox.com/">https://www.dropbox.com/</text:a><text:bookmark-end text:name="__RefNumPara__796_64791613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column table:style-name="Tabel1.F"/>
        <table:table-column table:style-name="Tabel1.I"/>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82</dc:date><text:p text:style-name="P5"><text:span text:style-name="T1">Using CSS background-position standard (at least for now)</text:span></text:p></office:annotation></text:p>
          </table:table-cell>
          <table:table-cell table:style-name="Tabel1.A1" office:value-type="string">
            <text:p text:style-name="P2">After</text:p>
          </table:table-cell>
          <table:table-cell table:style-name="Tabel1.A1" office:value-type="string">
            <text:p text:style-name="P2">Before</text:p>
          </table:table-cell>
          <table:table-cell table:style-name="Tabel1.A1" office:value-type="string">
            <text:p text:style-name="P2">Width</text:p>
          </table:table-cell>
          <table:table-cell table:style-name="Tabel1.A1" office:value-type="string">
            <text:p text:style-name="P2">Height</text:p>
          </table:table-cell>
          <table:table-cell table:style-name="Tabel1.A1" office:value-type="string">
            <text:p text:style-name="P2">Event</text:p>
          </table:table-cell>
          <table:table-cell table:style-name="Tabel1.I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F2">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F2" office:value-type="percentage" office:value="0.5">
            <text:p text:style-name="Table_20_Contents">5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125px</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text:soft-page-break/>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F2" office:value-type="percentage" office:value="1">
            <text:p text:style-name="Table_20_Contents">100%</text:p>
          </table:table-cell>
          <table:table-cell table:style-name="Tabel1.F2">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ext:p text:style-name="Table_20_Contents">Content</text:p>
          </table:table-cell>
          <table:table-cell table:style-name="Tabel1.A2" office:value-type="string">
            <text:p text:style-name="Table_20_Contents"/>
          </table:table-cell>
          <table:table-cell table:style-name="Tabel1.A2" office:value-type="string">
            <text:p text:style-name="Table_20_Contents">?</text:p>
          </table:table-cell>
          <table:table-cell table:style-name="Tabel1.A2" office:value-type="string">
            <text:p text:style-name="Table_20_Contents">?</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onload</text:p>
          </table:table-cell>
          <table:table-cell table:style-name="Tabel1.I2" office:value-type="string">
            <text:p text:style-name="Table_20_Contents"><text:bookmark-ref text:reference-format="number" text:ref-name="__RefNumPara__21_1496640823">[1]</text:bookmark-ref> <text:bookmark-ref text:reference-format="number-no-superior" text:ref-name="__RefNumPara__796_647916137">[3]</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Map (visualization?) widget no smaller than suggested dimensions defined with widget width and height attributes.</text:p>
          </table:table-cell>
          <table:table-cell table:style-name="Tabel1.A2" office:value-type="string">
            <text:p text:style-name="Table_20_Contents">Map</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ext:soft-page-break/>
        <table:table-row>
          <table:table-cell table:style-name="Tabel1.A2" office:value-type="string">
            <text:p text:style-name="Table_20_Contents">Non-visual (just data) widgets not displayed on page.</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Logo top left</text:p>
          </table:table-cell>
          <table:table-cell table:style-name="Tabel1.A2" office:value-type="string">
            <text:p text:style-name="Table_20_Contents"/>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User/visitor info/login/control panel links in top right corner.</text:p>
          </table:table-cell>
          <table:table-cell table:style-name="Tabel1.A2" office:value-type="string">
            <text:p text:style-name="Table_20_Contents">Navigation</text:p>
            <text:p text:style-name="Table_20_Contents">UserInfo?</text:p>
          </table:table-cell>
          <table:table-cell table:style-name="Tabel1.A2" office:value-type="string">
            <text:p text:style-name="Table_20_Contents">Right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Widgets that subscribe to same (similar) topic(s) should be placed near eachoth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53M26S</meta:editing-duration>
    <meta:editing-cycles>127</meta:editing-cycles>
    <meta:generator>OpenOffice.org/3.3$Win32 OpenOffice.org_project/330m20$Build-9567</meta:generator>
    <dc:date>2012-02-23T16:22:52.59</dc:date>
    <dc:creator>Hans Mäesalu</dc:creator>
    <meta:document-statistic meta:table-count="1" meta:image-count="0" meta:object-count="0" meta:page-count="3" meta:paragraph-count="123" meta:word-count="397" meta:character-count="2552"/>
    <meta:user-defined meta:name="Info 1"/>
    <meta:user-defined meta:name="Info 2"/>
    <meta:user-defined meta:name="Info 3"/>
    <meta:user-defined meta:name="Info 4"/>
  </office:meta>
</office:document-meta>
</file>